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style:writing-mode="lr-tb"/>
      <style:text-properties officeooo:paragraph-rsid="0013a66d"/>
    </style:style>
    <style:style style:name="P2" style:family="paragraph" style:parent-style-name="Text_20_body">
      <style:paragraph-properties fo:margin-left="0cm" fo:margin-right="0cm" fo:text-indent="0cm" style:auto-text-indent="false" style:writing-mode="lr-tb"/>
    </style:style>
    <style:style style:name="P3" style:family="paragraph" style:parent-style-name="Text_20_body">
      <style:paragraph-properties fo:margin-left="0cm" fo:margin-right="0cm" fo:text-indent="0cm" style:auto-text-indent="false" style:writing-mode="lr-tb"/>
      <style:text-properties fo:background-color="transparent"/>
    </style:style>
    <style:style style:name="P4" style:family="paragraph" style:parent-style-name="Text_20_body" style:list-style-name="L4">
      <style:paragraph-properties fo:margin-left="0cm" fo:margin-right="0cm" fo:text-indent="0cm" style:auto-text-indent="false" fo:padding="0cm" fo:border="none" style:writing-mode="lr-tb"/>
      <style:text-properties fo:background-color="transparent"/>
    </style:style>
    <style:style style:name="P5" style:family="paragraph" style:parent-style-name="Text_20_body">
      <style:paragraph-properties fo:margin-left="0cm" fo:margin-right="0cm" fo:text-indent="0cm" style:auto-text-indent="false" style:writing-mode="lr-tb"/>
      <style:text-properties officeooo:paragraph-rsid="0013a66d" fo:background-color="transparent"/>
    </style:style>
    <style:style style:name="P6" style:family="paragraph" style:parent-style-name="Text_20_body">
      <style:paragraph-properties fo:margin-left="0cm" fo:margin-right="0cm" fo:text-indent="0cm" style:auto-text-indent="false" style:writing-mode="lr-tb"/>
      <style:text-properties officeooo:rsid="0013a66d" officeooo:paragraph-rsid="0013a66d" fo:background-color="transparent"/>
    </style:style>
    <style:style style:name="P7" style:family="paragraph" style:parent-style-name="Text_20_body">
      <style:paragraph-properties fo:margin-left="0cm" fo:margin-right="0cm" fo:text-indent="0cm" style:auto-text-indent="false" style:writing-mode="lr-tb"/>
      <style:text-properties fo:font-size="15pt" fo:font-weight="bold" fo:background-color="transparent" style:font-size-asian="15pt" style:font-weight-asian="bold" style:font-size-complex="15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margin-left="0cm" fo:margin-right="0cm" fo:text-indent="0cm" style:auto-text-indent="false" style:writing-mode="lr-tb"/>
      <style:text-properties fo:font-weight="bold" fo:background-color="transparent" style:font-weight-asian="bold" style:font-weight-complex="bold"/>
    </style:style>
    <style:style style:name="P10" style:family="paragraph" style:parent-style-name="Text_20_body">
      <style:paragraph-properties fo:margin-left="0cm" fo:margin-right="0cm" fo:text-indent="0cm" style:auto-text-indent="false" style:writing-mode="lr-tb"/>
      <style:text-properties officeooo:paragraph-rsid="0013a66d"/>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T1" style:family="text">
      <style:text-properties fo:background-color="transparent" loext:char-shading-value="0"/>
    </style:style>
    <style:style style:name="T2" style:family="text">
      <style:text-properties officeooo:rsid="0013a66d" fo:background-color="transparent" loext:char-shading-value="0"/>
    </style:style>
    <style:style style:name="T3" style:family="text">
      <style:text-properties fo:font-weight="bold" style:font-weight-asian="bold" style:font-weight-complex="bold"/>
    </style:style>
    <style:style style:name="T4" style:family="text">
      <style:text-properties fo:font-weight="bold" officeooo:rsid="0013a66d" style:font-weight-asian="bold" style:font-weight-complex="bold"/>
    </style:style>
    <style:style style:name="T5" style:family="text">
      <style:text-properties officeooo:rsid="0013a66d"/>
    </style:style>
    <style:style style:name="T6" style:family="text">
      <style:text-properties officeooo:rsid="0013a66d" loext:padding="0cm" loext:border="none"/>
    </style:style>
    <style:style style:name="T7" style:family="text">
      <style:text-properties loext:padding="0cm" loext:border="none"/>
    </style:style>
    <style:style style:name="T8" style:family="text">
      <style:text-properties fo:font-size="13pt" style:font-size-asian="13pt" style:font-size-complex="13pt"/>
    </style:style>
    <style:style style:name="T9" style:family="text">
      <style:text-properties fo:font-size="13pt" officeooo:rsid="0013a66d" style:font-size-asian="13pt" style:font-size-complex="13pt" loext:padding="0cm" loext:border="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71bc916a-7fff-83cf-f2cb-99a5c260e75a"/>ACTIVIDAD INDIVIDUAL EVALUABLE</text:p>
      <text:p text:style-name="P8"/>
      <text:p text:style-name="P5"><text:span text:style-name="T4">1. </text:span><text:span text:style-name="T3">Título de la actividad</text:span></text:p>
      <text:p text:style-name="P5">Abrimos una franquicia.</text:p>
      <text:p text:style-name="P5"><text:span text:style-name="T4">2. </text:span><text:span text:style-name="T3">Tiempo estimado de ejecución</text:span></text:p>
      <text:p text:style-name="P5">25 minutos.</text:p>
      <text:p text:style-name="P5"><text:span text:style-name="T4">3. </text:span><text:span text:style-name="T3">Objetivo de la actividad</text:span></text:p>
      <text:p text:style-name="P5">Ilustrar la apertura de negocios en franquiciado.</text:p>
      <text:p text:style-name="P9">Criterios de evaluación</text:p>
      <text:list text:style-name="L4">
        <text:list-item>
          <text:p text:style-name="P4">Localizar franquicias españolas.<text:span text:style-name="T1"/></text:p>
        </text:list-item>
        <text:list-item>
          <text:p text:style-name="P4">Estudiar la viabilidad de abrir una franquicia.<text:span text:style-name="T1"/></text:p>
        </text:list-item>
      </text:list>
      <text:p text:style-name="P9">Recursos</text:p>
      <text:p text:style-name="P3">Páginas web:</text:p>
      <text:p text:style-name="P2"><text:a xlink:type="simple" xlink:href="http://www.franquicia.net/" text:style-name="Internet_20_link" text:visited-style-name="Visited_20_Internet_20_Link"><text:span text:style-name="T1">http://www.franquicia.net/</text:span></text:a></text:p>
      <text:p text:style-name="P2"><text:a xlink:type="simple" xlink:href="http://www.franquiciashoy.es/" text:style-name="Internet_20_link" text:visited-style-name="Visited_20_Internet_20_Link"><text:span text:style-name="T1">http://www.franquiciashoy.es/</text:span></text:a></text:p>
      <text:p text:style-name="P2"><text:span text:style-name="T1">Artículo de prensa: Las cinco franquicias españolas más rentables.</text:span></text:p>
      <text:p text:style-name="P2"><text:a xlink:type="simple" xlink:href="http://cincodias.com/cincodias/2016/03/08/franquicias/1457433451_257624.html" text:style-name="Internet_20_link" text:visited-style-name="Visited_20_Internet_20_Link"><text:span text:style-name="T1">http://cincodias.com/cincodias/2016/03/08/franquicias/1457433451_257624.html</text:span></text:a></text:p>
      <text:p text:style-name="Text_20_body"/>
      <text:p text:style-name="P9">Enunciado</text:p>
      <text:p text:style-name="P3">Abrir una franquicia suele ser una opción bastante habitual en España y existen en todos los sectores. Una de las grandes ventajas que tiene la franquicia es que cuentas con un respaldo por parte del franquiciador que se encargará de muchas tareas, como por ejemplo el marketing y la publicidad, pero también tiene ciertas desventajas como las obligaciones de compra o procesos inflexibles de obligado cumplimiento.</text:p>
      <text:p text:style-name="P3">Busca en Internet franquicias de diferentes sectores, estudia sus condiciones, explica cuál podrías abrir en tu localidad y escoge una franquicia real de los directorios propuestos. Argumenta la respuesta.</text:p>
      <text:p text:style-name="P3"/>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oft-page-break/><text:span text:style-name="T2">La franquicia elegida es <text:s/></text:span><text:span text:style-name="Strong_20_Emphasis"><text:span text:style-name="T7">TGB The Good Burger.</text:span></text:span></text:p>
      <text:p text:style-name="P10"><text:span text:style-name="Strong_20_Emphasis"><text:span text:style-name="T6">Requisitos:</text:span></text:span></text:p>
      <text:h text:style-name="P1" text:outline-level="3"><text:span text:style-name="Strong_20_Emphasis"><text:span text:style-name="T9">1. Requisitos de Local</text:span></text:span></text:h>
      <text:list text:style-name="L5">
        <text:list-item>
          <text:p text:style-name="P12"><text:span text:style-name="Strong_20_Emphasis">Ubicación</text:span>: Debe estar en una zona con alto tráfico peatonal.</text:p>
        </text:list-item>
        <text:list-item>
          <text:p text:style-name="P11"><text:span text:style-name="Strong_20_Emphasis">Espacio</text:span>: El local debe cumplir con las dimensiones mínimas establecidas por la franquicia. <text:span text:style-name="T5">160 metros cuadrados</text:span></text:p>
        </text:list-item>
      </text:list>
      <text:h text:style-name="Heading_20_3" text:outline-level="3"><text:span text:style-name="T8">2. </text:span><text:span text:style-name="Strong_20_Emphasis"><text:span text:style-name="T8">Licencias y Permisos</text:span></text:span></text:h>
      <text:list text:style-name="L6">
        <text:list-item>
          <text:p text:style-name="P14"><text:span text:style-name="Strong_20_Emphasis">Licencia de Apertura</text:span>: Necesitarás una licencia que autorice la apertura de un establecimiento de comida.</text:p>
        </text:list-item>
        <text:list-item>
          <text:p text:style-name="P14"><text:span text:style-name="Strong_20_Emphasis">Permiso Sanitario</text:span>: Debes cumplir con las normativas sanitarias.</text:p>
        </text:list-item>
        <text:list-item>
          <text:p text:style-name="P13"><text:span text:style-name="Strong_20_Emphasis">Registro de Actividad</text:span>: Inscripción en el registro de actividades comerciales de tu localidad.</text:p>
        </text:list-item>
      </text:list>
      <text:h text:style-name="Heading_20_3" text:outline-level="3"><text:span text:style-name="T8">3. </text:span><text:span text:style-name="Strong_20_Emphasis"><text:span text:style-name="T8">Inversión Inicial</text:span></text:span></text:h>
      <text:list text:style-name="L7">
        <text:list-item>
          <text:p text:style-name="P16"><text:span text:style-name="Strong_20_Emphasis">Canon de Entrada</text:span>: Hay un canon inicial que se debe pagar a la franquicia, <text:span text:style-name="T5">39.000 euros + IVA. Inversión completa alrededor de 300.000 euros.</text:span></text:p>
        </text:list-item>
        <text:list-item>
          <text:p text:style-name="P16"><text:span text:style-name="Strong_20_Emphasis">Inversión en Equipamiento</text:span>: Gastos en maquinaria, mobiliario y decoración del local según el estándar de la marca.</text:p>
        </text:list-item>
        <text:list-item>
          <text:p text:style-name="P15"><text:span text:style-name="Strong_20_Emphasis">Costos Operativos</text:span>: Considerar los gastos de personal, materias primas, servicios públicos, entre otros.</text:p>
        </text:list-item>
      </text:list>
      <text:h text:style-name="Heading_20_3" text:outline-level="3"><text:span text:style-name="T8">4. </text:span><text:span text:style-name="Strong_20_Emphasis"><text:span text:style-name="T8">Condiciones de la Franquicia</text:span></text:span></text:h>
      <text:list text:style-name="L8">
        <text:list-item>
          <text:p text:style-name="P18"><text:span text:style-name="Strong_20_Emphasis">Acuerdo de Franquicia</text:span>: Firmar un contrato que establezca las condiciones de operación, regalías y soporte por parte de la marca.</text:p>
        </text:list-item>
        <text:list-item>
          <text:p text:style-name="P17"><text:span text:style-name="Strong_20_Emphasis">Capacitación</text:span>: Participar en un programa de capacitación para familiarizarse con los procesos operativos y la filosofía de la marca.</text:p>
        </text:list-item>
      </text:list>
      <text:h text:style-name="Heading_20_3" text:outline-level="3"><text:span text:style-name="T8">5. </text:span><text:span text:style-name="Strong_20_Emphasis"><text:span text:style-name="T8">Proveedores y Suministros</text:span></text:span></text:h>
      <text:list text:style-name="L9">
        <text:list-item>
          <text:p text:style-name="P20"><text:span text:style-name="Strong_20_Emphasis">Materias Primas</text:span>: Cumplir con las especificaciones de calidad y proveedor aprobados por TGB para garantizar la uniformidad del producto.</text:p>
        </text:list-item>
        <text:list-item>
          <text:p text:style-name="P19"><text:span text:style-name="Strong_20_Emphasis">Sistemas de Gestión</text:span>: Implementar los sistemas de gestión de inventario y control de calidad que la franquicia estipule.</text:p>
        </text:list-item>
      </text:list>
      <text:h text:style-name="Heading_20_3" text:outline-level="3"><text:span text:style-name="T8">6. </text:span><text:span text:style-name="Strong_20_Emphasis"><text:span text:style-name="T8">Marketing y Publicidad</text:span></text:span></text:h>
      <text:list text:style-name="L10">
        <text:list-item>
          <text:p text:style-name="P21"><text:span text:style-name="Strong_20_Emphasis">Plan de Marketing</text:span>: Seguir las directrices de la franquicia para la promoción del local, incluyendo campañas publicitarias y la gestión de redes sociales.</text:p>
        </text:list-item>
      </text:list>
      <text:h text:style-name="Heading_20_3" text:outline-level="3"><text:span text:style-name="T8">7. </text:span><text:span text:style-name="Strong_20_Emphasis"><text:span text:style-name="T8">Requisitos Financieros</text:span></text:span></text:h>
      <text:list text:style-name="L11">
        <text:list-item>
          <text:p text:style-name="P23"><text:span text:style-name="Strong_20_Emphasis">Plan de Negocio</text:span>: Presentar un plan de negocio detallado que demuestre la viabilidad económica del establecimiento.</text:p>
        </text:list-item>
        <text:list-item>
          <text:p text:style-name="P22"><text:span text:style-name="Strong_20_Emphasis">Capital de Trabajo</text:span>: Tener suficiente capital para cubrir los gastos iniciales y operativos hasta que el negocio empiece a generar ingresos.</text:p>
        </text:list-item>
      </text:list>
      <text:p text:style-name="Text_20_body"><text:soft-page-break/></text:p>
      <text:p text:style-name="P10"><text:span text:style-name="Strong_20_Emphasis"><text:span text:style-name="T6"/></text:span></text:p>
      <text:p text:style-name="P6">Sería una buena apertura en Ubrique ya que como locales de hamburguesas como tal solo encontramos uno y no es de comida rápida por lo que esta opción es más asequible y rápida para todos los públicos. Para montarlo se necesita una población de alrededor de 30.000 habitantes, aunque Ubrique tenga alrededor de 20.000, sería una buena opción ya que es uno de los pueblos de la sierra más visitados y el que más empleo genera, tanto para sus propios habitantes como para los de fuera por lo que estría disponible para un número mayor de personas</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5T13:49:12.382000000</meta:creation-date>
    <dc:date>2024-11-05T14:04:48.613000000</dc:date>
    <meta:editing-duration>PT15M37S</meta:editing-duration>
    <meta:editing-cycles>1</meta:editing-cycles>
    <meta:document-statistic meta:table-count="0" meta:image-count="0" meta:object-count="0" meta:page-count="3" meta:paragraph-count="45" meta:word-count="556" meta:character-count="3642" meta:non-whitespace-character-count="3145"/>
    <meta:generator>LibreOffice/7.6.1.2$Windows_X86_64 LibreOffice_project/f5defcebd022c5bc36bbb79be232cb6926d8f674</meta:generator>
  </office:meta>
</office:document-meta>
</file>